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11-25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7-09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3-20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8392" calcext:value-type="float">
            <text:p>-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824" calcext:value-type="float">
            <text:p>-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2776" calcext:value-type="float">
            <text:p>-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7264" calcext:value-type="float">
            <text:p>-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0312" calcext:value-type="float">
            <text:p>-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4216" calcext:value-type="float">
            <text:p>-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5072" calcext:value-type="float">
            <text:p>-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7264" calcext:value-type="float">
            <text:p>-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7744" calcext:value-type="float">
            <text:p>-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4696" calcext:value-type="float">
            <text:p>-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7744" calcext:value-type="float">
            <text:p>-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908" calcext:value-type="float">
            <text:p>-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3088" calcext:value-type="float">
            <text:p>-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9184" calcext:value-type="float">
            <text:p>-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6992" calcext:value-type="float">
            <text:p>-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9184" calcext:value-type="float">
            <text:p>-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12-26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3944" calcext:value-type="float">
            <text:p>-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9-24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1976" calcext:value-type="float">
            <text:p>-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8072" calcext:value-type="float">
            <text:p>-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9888" calcext:value-type="float">
            <text:p>-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5128" calcext:value-type="float">
            <text:p>-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4272" calcext:value-type="float">
            <text:p>-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6464" calcext:value-type="float">
            <text:p>-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78" calcext:value-type="float">
            <text:p>-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9136" calcext:value-type="float">
            <text:p>-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7424" calcext:value-type="float">
            <text:p>-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11808" calcext:value-type="float">
            <text:p>-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3144" calcext:value-type="float">
            <text:p>-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45336" calcext:value-type="float">
            <text:p>-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6672" calcext:value-type="float">
            <text:p>-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1912" calcext:value-type="float">
            <text:p>-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7152" calcext:value-type="float">
            <text:p>-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6776" calcext:value-type="float">
            <text:p>-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592" calcext:value-type="float">
            <text:p>-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5064" calcext:value-type="float">
            <text:p>-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7256" calcext:value-type="float">
            <text:p>-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5544" calcext:value-type="float">
            <text:p>-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3456" calcext:value-type="float">
            <text:p>-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55648" calcext:value-type="float">
            <text:p>-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55648" calcext:value-type="float">
            <text:p>-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4792" calcext:value-type="float">
            <text:p>-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2224" calcext:value-type="float">
            <text:p>-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0992" calcext:value-type="float">
            <text:p>-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6232" calcext:value-type="float">
            <text:p>-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6712" calcext:value-type="float">
            <text:p>-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05" calcext:value-type="float">
            <text:p>-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9384" calcext:value-type="float">
            <text:p>-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6816" calcext:value-type="float">
            <text:p>-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8152" calcext:value-type="float">
            <text:p>-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168" calcext:value-type="float">
            <text:p>-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574" calcext:value-type="float">
            <text:p>-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6168" calcext:value-type="float">
            <text:p>-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61032" calcext:value-type="float">
            <text:p>-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3224" calcext:value-type="float">
            <text:p>-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67128" calcext:value-type="float">
            <text:p>-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2368" calcext:value-type="float">
            <text:p>-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1992" calcext:value-type="float">
            <text:p>-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1616" calcext:value-type="float">
            <text:p>-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124" calcext:value-type="float">
            <text:p>-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0864" calcext:value-type="float">
            <text:p>-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3536" calcext:value-type="float">
            <text:p>-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9256" calcext:value-type="float">
            <text:p>-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364" calcext:value-type="float">
            <text:p>-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412" calcext:value-type="float">
            <text:p>-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6792" calcext:value-type="float">
            <text:p>-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032" calcext:value-type="float">
            <text:p>-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2136" calcext:value-type="float">
            <text:p>-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0048" calcext:value-type="float">
            <text:p>-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2136" calcext:value-type="float">
            <text:p>-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224" calcext:value-type="float">
            <text:p>-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4224" calcext:value-type="float">
            <text:p>-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936" calcext:value-type="float">
            <text:p>-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7648" calcext:value-type="float">
            <text:p>-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1176" calcext:value-type="float">
            <text:p>-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4704" calcext:value-type="float">
            <text:p>-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3472" calcext:value-type="float">
            <text:p>-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9568" calcext:value-type="float">
            <text:p>-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4808" calcext:value-type="float">
            <text:p>-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8736" calcext:value-type="float">
            <text:p>-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12" calcext:value-type="float">
            <text:p>-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404" calcext:value-type="float">
            <text:p>-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404" calcext:value-type="float">
            <text:p>-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8904" calcext:value-type="float">
            <text:p>-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44624" calcext:value-type="float">
            <text:p>-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8152" calcext:value-type="float">
            <text:p>-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7296" calcext:value-type="float">
            <text:p>-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3392" calcext:value-type="float">
            <text:p>-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51304" calcext:value-type="float">
            <text:p>-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4832" calcext:value-type="float">
            <text:p>-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9216" calcext:value-type="float">
            <text:p>-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5312" calcext:value-type="float">
            <text:p>-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9696" calcext:value-type="float">
            <text:p>-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7984" calcext:value-type="float">
            <text:p>-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1888" calcext:value-type="float">
            <text:p>-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4456" calcext:value-type="float">
            <text:p>-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9864" calcext:value-type="float">
            <text:p>-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8008" calcext:value-type="float">
            <text:p>-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9784" calcext:value-type="float">
            <text:p>-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4544" calcext:value-type="float">
            <text:p>-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8448" calcext:value-type="float">
            <text:p>-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7112" calcext:value-type="float">
            <text:p>-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4064" calcext:value-type="float">
            <text:p>-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5-29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016" calcext:value-type="float">
            <text:p>-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2-21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2-20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1-14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1-07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0-17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4488" calcext:value-type="float">
            <text:p>-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4488" calcext:value-type="float">
            <text:p>-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716" calcext:value-type="float">
            <text:p>-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4592" calcext:value-type="float">
            <text:p>-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5928" calcext:value-type="float">
            <text:p>-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2024" calcext:value-type="float">
            <text:p>-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4216" calcext:value-type="float">
            <text:p>-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336" calcext:value-type="float">
            <text:p>-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336" calcext:value-type="float">
            <text:p>-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5552" calcext:value-type="float">
            <text:p>-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7744" calcext:value-type="float">
            <text:p>-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8-29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2608" calcext:value-type="float">
            <text:p>-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3464" calcext:value-type="float">
            <text:p>-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7848" calcext:value-type="float">
            <text:p>-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3088" calcext:value-type="float">
            <text:p>-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9664" calcext:value-type="float">
            <text:p>-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4424" calcext:value-type="float">
            <text:p>-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4424" calcext:value-type="float">
            <text:p>-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3568" calcext:value-type="float">
            <text:p>-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24" calcext:value-type="float">
            <text:p>-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3192" calcext:value-type="float">
            <text:p>-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148" calcext:value-type="float">
            <text:p>-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2816" calcext:value-type="float">
            <text:p>-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2816" calcext:value-type="float">
            <text:p>-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8056" calcext:value-type="float">
            <text:p>-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9768" calcext:value-type="float">
            <text:p>-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8056" calcext:value-type="float">
            <text:p>-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6344" calcext:value-type="float">
            <text:p>-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5112" calcext:value-type="float">
            <text:p>-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5112" calcext:value-type="float">
            <text:p>-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6552" calcext:value-type="float">
            <text:p>-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744" calcext:value-type="float">
            <text:p>-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0936" calcext:value-type="float">
            <text:p>-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532" calcext:value-type="float">
            <text:p>-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4464" calcext:value-type="float">
            <text:p>-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904" calcext:value-type="float">
            <text:p>-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384" calcext:value-type="float">
            <text:p>-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9056" calcext:value-type="float">
            <text:p>-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7344" calcext:value-type="float">
            <text:p>-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6488" calcext:value-type="float">
            <text:p>-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0392" calcext:value-type="float">
            <text:p>-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7-11 1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4776" calcext:value-type="float">
            <text:p>-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0872" calcext:value-type="float">
            <text:p>-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6112" calcext:value-type="float">
            <text:p>-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7448" calcext:value-type="float">
            <text:p>-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964" calcext:value-type="float">
            <text:p>-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2688" calcext:value-type="float">
            <text:p>-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4024" calcext:value-type="float">
            <text:p>-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7072" calcext:value-type="float">
            <text:p>-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536" calcext:value-type="float">
            <text:p>-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9744" calcext:value-type="float">
            <text:p>-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128" calcext:value-type="float">
            <text:p>-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252" calcext:value-type="float">
            <text:p>-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5192" calcext:value-type="float">
            <text:p>-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348" calcext:value-type="float">
            <text:p>-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92" calcext:value-type="float">
            <text:p>-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5296" calcext:value-type="float">
            <text:p>-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1392" calcext:value-type="float">
            <text:p>-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968" calcext:value-type="float">
            <text:p>-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54" calcext:value-type="float">
            <text:p>-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6736" calcext:value-type="float">
            <text:p>-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7216" calcext:value-type="float">
            <text:p>-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208" calcext:value-type="float">
            <text:p>-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208" calcext:value-type="float">
            <text:p>-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4272" calcext:value-type="float">
            <text:p>-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8656" calcext:value-type="float">
            <text:p>-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6944" calcext:value-type="float">
            <text:p>-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6088" calcext:value-type="float">
            <text:p>-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5-31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9616" calcext:value-type="float">
            <text:p>-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11808" calcext:value-type="float">
            <text:p>-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7048" calcext:value-type="float">
            <text:p>-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924" calcext:value-type="float">
            <text:p>-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0096" calcext:value-type="float">
            <text:p>-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3144" calcext:value-type="float">
            <text:p>-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45336" calcext:value-type="float">
            <text:p>-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2-15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8824" calcext:value-type="float">
            <text:p>-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5296" calcext:value-type="float">
            <text:p>-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7864" calcext:value-type="float">
            <text:p>-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1288" calcext:value-type="float">
            <text:p>-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3752" calcext:value-type="float">
            <text:p>-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3752" calcext:value-type="float">
            <text:p>-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2896" calcext:value-type="float">
            <text:p>-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6696" calcext:value-type="float">
            <text:p>-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108" calcext:value-type="float">
            <text:p>-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3752" calcext:value-type="float">
            <text:p>-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9848" calcext:value-type="float">
            <text:p>-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204" calcext:value-type="float">
            <text:p>-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9848" calcext:value-type="float">
            <text:p>-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2896" calcext:value-type="float">
            <text:p>-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8888" calcext:value-type="float">
            <text:p>-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7552" calcext:value-type="float">
            <text:p>-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2792" calcext:value-type="float">
            <text:p>-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3-01-11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" calcext:value-type="float">
            <text:p>-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536" calcext:value-type="float">
            <text:p>-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6824" calcext:value-type="float">
            <text:p>-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0248" calcext:value-type="float">
            <text:p>-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672" calcext:value-type="float">
            <text:p>-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2816" calcext:value-type="float">
            <text:p>-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2816" calcext:value-type="float">
            <text:p>-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8432" calcext:value-type="float">
            <text:p>-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8328" calcext:value-type="float">
            <text:p>-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7744" calcext:value-type="float">
            <text:p>-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812" calcext:value-type="float">
            <text:p>-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9456" calcext:value-type="float">
            <text:p>-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7744" calcext:value-type="float">
            <text:p>-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8016" calcext:value-type="float">
            <text:p>-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6784" calcext:value-type="float">
            <text:p>-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4112" calcext:value-type="float">
            <text:p>-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0312" calcext:value-type="float">
            <text:p>-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0312" calcext:value-type="float">
            <text:p>-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0312" calcext:value-type="float">
            <text:p>-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6408" calcext:value-type="float">
            <text:p>-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6888" calcext:value-type="float">
            <text:p>-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5552" calcext:value-type="float">
            <text:p>-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6888" calcext:value-type="float">
            <text:p>-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2608" calcext:value-type="float">
            <text:p>-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908" calcext:value-type="float">
            <text:p>-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1648" calcext:value-type="float">
            <text:p>-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908" calcext:value-type="float">
            <text:p>-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8704" calcext:value-type="float">
            <text:p>-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2608" calcext:value-type="float">
            <text:p>-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5656" calcext:value-type="float">
            <text:p>-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1752" calcext:value-type="float">
            <text:p>-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9-28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7-20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4-22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2-02-14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7089120901</text:p>
          </table:table-cell>
          <table:table-cell office:value-type="string" calcext:value-type="string">
            <text:p>RO-02/11E/21-1180</text:p>
          </table:table-cell>
          <table:table-cell office:value-type="string" calcext:value-type="string">
            <text:p>2021-12-2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7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238" meta:object-count="0"/>
    <meta:user-defined meta:name="AppVersion">3.0</meta:user-defined>
  </office:meta>
</office:document-meta>
</file>